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style>
    <style:style style:name="T2" style:parent-style-name="DefaultParagraphFont" style:family="text">
      <style:text-properties fo:font-weight="bold" style:font-weight-asian="bold"/>
    </style:style>
    <style:style style:name="P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5" style:parent-style-name="Normal" style:family="paragraph">
      <style:paragraph-properties fo:text-align="center"/>
      <style:text-properties fo:font-weight="bold" style:font-weight-asian="bold"/>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border-top="none" fo:border-left="none" fo:border-bottom="0.0104in solid #000000" fo:border-right="none" fo:padding-top="0in" fo:padding-left="0in" fo:padding-bottom="0.0138in" fo:padding-right="0in" style:shadow="none" fo:text-align="center"/>
    </style:style>
    <style:style style:name="P9" style:parent-style-name="Normal" style:family="paragraph">
      <style:paragraph-properties fo:border-top="none" fo:border-left="none" fo:border-bottom="0.0104in solid #000000" fo:border-right="none" fo:padding-top="0in" fo:padding-left="0in" fo:padding-bottom="0.0138in" fo:padding-right="0in" style:shadow="none" fo:text-align="center"/>
    </style:style>
    <style:style style:name="P10" style:parent-style-name="Normal" style:family="paragraph">
      <style:paragraph-properties fo:border-top="none" fo:border-left="none" fo:border-bottom="0.0104in solid #000000" fo:border-right="none" fo:padding-top="0in" fo:padding-left="0in" fo:padding-bottom="0.0138in" fo:padding-right="0in" style:shadow="none" fo:text-align="center"/>
    </style:style>
    <style:style style:name="P11" style:parent-style-name="Normal" style:family="paragraph">
      <style:paragraph-properties fo:text-align="center"/>
      <style:text-properties fo:font-weight="bold" style:font-weight-asian="bold"/>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office:automatic-styles>
  <office:body>
    <office:text text:use-soft-page-breaks="true">
      <text:p text:style-name="P1">Welcome to Dear Neuroscience!</text:p>
      <text:p text:style-name="Normal">Thank you for<text:s/>joining us for today’s explorations of Touch and Proprioception!<text:s/>We hope<text:s/>today<text:s/>will immerse you in playful and inquisitive discussions, interactions, and maybe even future collaborations! To that end, today’s event is also a scientific exercise – we are keen to hear your feedback on both the scientific content and quality of public engagement that you experience today, so that we can co-create even better Dear Neuroscience events in the future!</text:p>
      <text:p text:style-name="Normal">That said,<text:s/><text:span text:style-name="T2">this feedback form is totally optional</text:span>. You may also fill out a feedback form anonymously. If you do give us your email, we will contact you in order to let you know how we are using the data we collect today, and to let you know about Dear Neuroscience events in the future; we will NOT use your personal information for any other purpose, and we will not share your contact info with anyone outside the Dear Neuroscience core team.<text:s/></text:p>
      <text:p text:style-name="P3">Once again, thank you for your participation today, and we hope you have a wonderful time!</text:p>
      <text:p text:style-name="P4">(OPTIONAL) Your Email:</text:p>
      <text:p text:style-name="P5">PLEASE FILL OUT THIS SECTION<text:s/>AS SOON AS YOU ARRIVE!</text:p>
      <text:p text:style-name="P6">How familiar are you with Neuroscience?</text:p>
      <text:p text:style-name="Normal"/>
      <text:p text:style-name="P7">How familiar are you with the concepts of Touch and Proprioception?</text:p>
      <text:p text:style-name="Normal"/>
      <text:p text:style-name="P8">Is there anything in particular you hope to get out of today’s event?</text:p>
      <text:p text:style-name="P9"/>
      <text:p text:style-name="P10"/>
      <text:p text:style-name="P11">PLEASE FILL OUT THIS SECTION JUST BEFORE YOU LEAVE!</text:p>
      <text:p text:style-name="P12">How familiar do you now feel with Neuroscience?</text:p>
      <text:p text:style-name="Normal"/>
      <text:p text:style-name="P13">How familiar do you now feel about the concepts of Touch and Proprioception?</text:p>
      <text:p text:style-name="Normal"/>
      <text:p text:style-name="P14">Please tell us something you liked about today’s event.<text:s/></text:p>
      <text:p text:style-name="P15"/>
      <text:p text:style-name="P16"/>
      <text:p text:style-name="P17"/>
      <text:p text:style-name="P18">Please tell us something you DIDN’T like about today’s even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bee Kim</meta:initial-creator>
    <dc:creator>Danbee Kim</dc:creator>
    <meta:creation-date>2019-05-24T09:20:00Z</meta:creation-date>
    <dc:date>2019-05-24T09:53:00Z</dc:date>
    <meta:template xlink:href="Normal.dotm" xlink:type="simple"/>
    <meta:editing-cycles>1</meta:editing-cycles>
    <meta:editing-duration>PT1980S</meta:editing-duration>
    <meta:document-statistic meta:page-count="1" meta:paragraph-count="3" meta:word-count="237" meta:character-count="1586" meta:row-count="11" meta:non-whitespace-character-count="1352"/>
  </office:meta>
</office:document-meta>
</file>